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3"/>
    <style:style style:name="ce4" style:family="table-cell" style:parent-style-name="Default" style:data-style-name="N121">
      <style:table-cell-properties fo:background-color="#cccccc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394in" svg:x="5.3008in" svg:y="2.5417in">
            <draw:object draw:notify-on-update-of-ranges="Sheet1.A7:Sheet1.A7 Sheet1.A8:Sheet1.A48 Sheet1.B7:Sheet1.B7 Sheet1.B8:Sheet1.B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>
            <text:p>speed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m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table:formula="of:=[.B3]*-2" office:value-type="float" office:value="-120">
            <text:p>-120</text:p>
          </table:table-cell>
          <table:table-cell table:number-columns-repeated="2"/>
        </table:table-row>
        <table:table-row table:style-name="ro2">
          <table:table-cell office:value-type="string">
            <text:p>d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osition</text:p>
          </table:table-cell>
          <table:table-cell office:value-type="string">
            <text:p>steer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([.$B$3]*[.A8])/[.$B$5]+[.$B$4]" office:value-type="float" office:value="-120">
            <text:p>-120</text:p>
          </table:table-cell>
          <table:table-cell table:formula="of:=[.$B$2]+[.B8]" office:value-type="float" office:value="-80">
            <text:p>-80</text:p>
          </table:table-cell>
          <table:table-cell table:formula="of:=[.$B$2]-[.B8]" office:value-type="float" office:value="160">
            <text:p>16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([.$B$3]*[.A9])/[.$B$5]+[.$B$4]" office:value-type="float" office:value="-114">
            <text:p>-114</text:p>
          </table:table-cell>
          <table:table-cell table:formula="of:=[.$B$2]+[.B9]" office:value-type="float" office:value="-74">
            <text:p>-74</text:p>
          </table:table-cell>
          <table:table-cell table:formula="of:=[.$B$2]-[.B9]" office:value-type="float" office:value="154">
            <text:p>15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([.$B$3]*[.A10])/[.$B$5]+[.$B$4]" office:value-type="float" office:value="-108">
            <text:p>-108</text:p>
          </table:table-cell>
          <table:table-cell table:formula="of:=[.$B$2]+[.B10]" office:value-type="float" office:value="-68">
            <text:p>-68</text:p>
          </table:table-cell>
          <table:table-cell table:formula="of:=[.$B$2]-[.B10]" office:value-type="float" office:value="148">
            <text:p>14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([.$B$3]*[.A11])/[.$B$5]+[.$B$4]" office:value-type="float" office:value="-102">
            <text:p>-102</text:p>
          </table:table-cell>
          <table:table-cell table:formula="of:=[.$B$2]+[.B11]" office:value-type="float" office:value="-62">
            <text:p>-62</text:p>
          </table:table-cell>
          <table:table-cell table:formula="of:=[.$B$2]-[.B11]" office:value-type="float" office:value="142">
            <text:p>14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([.$B$3]*[.A12])/[.$B$5]+[.$B$4]" office:value-type="float" office:value="-96">
            <text:p>-96</text:p>
          </table:table-cell>
          <table:table-cell table:formula="of:=[.$B$2]+[.B12]" office:value-type="float" office:value="-56">
            <text:p>-56</text:p>
          </table:table-cell>
          <table:table-cell table:formula="of:=[.$B$2]-[.B12]" office:value-type="float" office:value="136">
            <text:p>136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([.$B$3]*[.A13])/[.$B$5]+[.$B$4]" office:value-type="float" office:value="-90">
            <text:p>-90</text:p>
          </table:table-cell>
          <table:table-cell table:formula="of:=[.$B$2]+[.B13]" office:value-type="float" office:value="-50">
            <text:p>-50</text:p>
          </table:table-cell>
          <table:table-cell table:formula="of:=[.$B$2]-[.B13]" office:value-type="float" office:value="130">
            <text:p>13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([.$B$3]*[.A14])/[.$B$5]+[.$B$4]" office:value-type="float" office:value="-84">
            <text:p>-84</text:p>
          </table:table-cell>
          <table:table-cell table:formula="of:=[.$B$2]+[.B14]" office:value-type="float" office:value="-44">
            <text:p>-44</text:p>
          </table:table-cell>
          <table:table-cell table:formula="of:=[.$B$2]-[.B14]" office:value-type="float" office:value="124">
            <text:p>124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formula="of:=([.$B$3]*[.A15])/[.$B$5]+[.$B$4]" office:value-type="float" office:value="-78">
            <text:p>-78</text:p>
          </table:table-cell>
          <table:table-cell table:formula="of:=[.$B$2]+[.B15]" office:value-type="float" office:value="-38">
            <text:p>-38</text:p>
          </table:table-cell>
          <table:table-cell table:formula="of:=[.$B$2]-[.B15]" office:value-type="float" office:value="118">
            <text:p>118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formula="of:=([.$B$3]*[.A16])/[.$B$5]+[.$B$4]" office:value-type="float" office:value="-72">
            <text:p>-72</text:p>
          </table:table-cell>
          <table:table-cell table:formula="of:=[.$B$2]+[.B16]" office:value-type="float" office:value="-32">
            <text:p>-32</text:p>
          </table:table-cell>
          <table:table-cell table:formula="of:=[.$B$2]-[.B16]" office:value-type="float" office:value="112">
            <text:p>112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formula="of:=([.$B$3]*[.A17])/[.$B$5]+[.$B$4]" office:value-type="float" office:value="-66">
            <text:p>-66</text:p>
          </table:table-cell>
          <table:table-cell table:formula="of:=[.$B$2]+[.B17]" office:value-type="float" office:value="-26">
            <text:p>-26</text:p>
          </table:table-cell>
          <table:table-cell table:formula="of:=[.$B$2]-[.B17]" office:value-type="float" office:value="106">
            <text:p>106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([.$B$3]*[.A18])/[.$B$5]+[.$B$4]" office:value-type="float" office:value="-60">
            <text:p>-60</text:p>
          </table:table-cell>
          <table:table-cell table:formula="of:=[.$B$2]+[.B18]" office:value-type="float" office:value="-20">
            <text:p>-20</text:p>
          </table:table-cell>
          <table:table-cell table:formula="of:=[.$B$2]-[.B18]" office:value-type="float" office:value="100">
            <text:p>100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table:formula="of:=([.$B$3]*[.A19])/[.$B$5]+[.$B$4]" office:value-type="float" office:value="-54">
            <text:p>-54</text:p>
          </table:table-cell>
          <table:table-cell table:formula="of:=[.$B$2]+[.B19]" office:value-type="float" office:value="-14">
            <text:p>-14</text:p>
          </table:table-cell>
          <table:table-cell table:formula="of:=[.$B$2]-[.B19]" office:value-type="float" office:value="94">
            <text:p>9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formula="of:=([.$B$3]*[.A20])/[.$B$5]+[.$B$4]" office:value-type="float" office:value="-48">
            <text:p>-48</text:p>
          </table:table-cell>
          <table:table-cell table:formula="of:=[.$B$2]+[.B20]" office:value-type="float" office:value="-8">
            <text:p>-8</text:p>
          </table:table-cell>
          <table:table-cell table:formula="of:=[.$B$2]-[.B20]" office:value-type="float" office:value="88">
            <text:p>88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table:formula="of:=([.$B$3]*[.A21])/[.$B$5]+[.$B$4]" office:value-type="float" office:value="-42">
            <text:p>-42</text:p>
          </table:table-cell>
          <table:table-cell table:formula="of:=[.$B$2]+[.B21]" office:value-type="float" office:value="-2">
            <text:p>-2</text:p>
          </table:table-cell>
          <table:table-cell table:formula="of:=[.$B$2]-[.B21]" office:value-type="float" office:value="82">
            <text:p>82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formula="of:=([.$B$3]*[.A22])/[.$B$5]+[.$B$4]" office:value-type="float" office:value="-36">
            <text:p>-36</text:p>
          </table:table-cell>
          <table:table-cell table:formula="of:=[.$B$2]+[.B22]" office:value-type="float" office:value="4">
            <text:p>4</text:p>
          </table:table-cell>
          <table:table-cell table:formula="of:=[.$B$2]-[.B22]" office:value-type="float" office:value="76">
            <text:p>76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table:formula="of:=([.$B$3]*[.A23])/[.$B$5]+[.$B$4]" office:value-type="float" office:value="-30">
            <text:p>-30</text:p>
          </table:table-cell>
          <table:table-cell table:formula="of:=[.$B$2]+[.B23]" office:value-type="float" office:value="10">
            <text:p>10</text:p>
          </table:table-cell>
          <table:table-cell table:formula="of:=[.$B$2]-[.B23]" office:value-type="float" office:value="70">
            <text:p>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table:formula="of:=([.$B$3]*[.A24])/[.$B$5]+[.$B$4]" office:value-type="float" office:value="-24">
            <text:p>-24</text:p>
          </table:table-cell>
          <table:table-cell table:formula="of:=[.$B$2]+[.B24]" office:value-type="float" office:value="16">
            <text:p>16</text:p>
          </table:table-cell>
          <table:table-cell table:formula="of:=[.$B$2]-[.B24]" office:value-type="float" office:value="64">
            <text:p>64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table:formula="of:=([.$B$3]*[.A25])/[.$B$5]+[.$B$4]" office:value-type="float" office:value="-18">
            <text:p>-18</text:p>
          </table:table-cell>
          <table:table-cell table:formula="of:=[.$B$2]+[.B25]" office:value-type="float" office:value="22">
            <text:p>22</text:p>
          </table:table-cell>
          <table:table-cell table:formula="of:=[.$B$2]-[.B25]" office:value-type="float" office:value="58">
            <text:p>58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table:formula="of:=([.$B$3]*[.A26])/[.$B$5]+[.$B$4]" office:value-type="float" office:value="-12">
            <text:p>-12</text:p>
          </table:table-cell>
          <table:table-cell table:formula="of:=[.$B$2]+[.B26]" office:value-type="float" office:value="28">
            <text:p>28</text:p>
          </table:table-cell>
          <table:table-cell table:formula="of:=[.$B$2]-[.B26]" office:value-type="float" office:value="52">
            <text:p>52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table:formula="of:=([.$B$3]*[.A27])/[.$B$5]+[.$B$4]" office:value-type="float" office:value="-6">
            <text:p>-6</text:p>
          </table:table-cell>
          <table:table-cell table:formula="of:=[.$B$2]+[.B27]" office:value-type="float" office:value="34">
            <text:p>34</text:p>
          </table:table-cell>
          <table:table-cell table:formula="of:=[.$B$2]-[.B27]" office:value-type="float" office:value="46">
            <text:p>46</text:p>
          </table:table-cell>
        </table:table-row>
        <table:table-row table:style-name="ro2">
          <table:table-cell table:style-name="ce1" office:value-type="float" office:value="2000">
            <text:p>2000</text:p>
          </table:table-cell>
          <table:table-cell table:formula="of:=([.$B$3]*[.A28])/[.$B$5]+[.$B$4]" office:value-type="float" office:value="0">
            <text:p>0</text:p>
          </table:table-cell>
          <table:table-cell table:formula="of:=[.$B$2]+[.B28]" office:value-type="float" office:value="40">
            <text:p>40</text:p>
          </table:table-cell>
          <table:table-cell table:formula="of:=[.$B$2]-[.B28]" office:value-type="float" office:value="40">
            <text:p>40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table:formula="of:=([.$B$3]*[.A29])/[.$B$5]+[.$B$4]" office:value-type="float" office:value="6">
            <text:p>6</text:p>
          </table:table-cell>
          <table:table-cell table:formula="of:=[.$B$2]+[.B29]" office:value-type="float" office:value="46">
            <text:p>46</text:p>
          </table:table-cell>
          <table:table-cell table:formula="of:=[.$B$2]-[.B29]" office:value-type="float" office:value="34">
            <text:p>34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table:formula="of:=([.$B$3]*[.A30])/[.$B$5]+[.$B$4]" office:value-type="float" office:value="12">
            <text:p>12</text:p>
          </table:table-cell>
          <table:table-cell table:formula="of:=[.$B$2]+[.B30]" office:value-type="float" office:value="52">
            <text:p>52</text:p>
          </table:table-cell>
          <table:table-cell table:formula="of:=[.$B$2]-[.B30]" office:value-type="float" office:value="28">
            <text:p>28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table:formula="of:=([.$B$3]*[.A31])/[.$B$5]+[.$B$4]" office:value-type="float" office:value="18">
            <text:p>18</text:p>
          </table:table-cell>
          <table:table-cell table:formula="of:=[.$B$2]+[.B31]" office:value-type="float" office:value="58">
            <text:p>58</text:p>
          </table:table-cell>
          <table:table-cell table:formula="of:=[.$B$2]-[.B31]" office:value-type="float" office:value="22">
            <text:p>22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table:formula="of:=([.$B$3]*[.A32])/[.$B$5]+[.$B$4]" office:value-type="float" office:value="24">
            <text:p>24</text:p>
          </table:table-cell>
          <table:table-cell table:formula="of:=[.$B$2]+[.B32]" office:value-type="float" office:value="64">
            <text:p>64</text:p>
          </table:table-cell>
          <table:table-cell table:formula="of:=[.$B$2]-[.B32]" office:value-type="float" office:value="16">
            <text:p>16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table:formula="of:=([.$B$3]*[.A33])/[.$B$5]+[.$B$4]" office:value-type="float" office:value="30">
            <text:p>30</text:p>
          </table:table-cell>
          <table:table-cell table:formula="of:=[.$B$2]+[.B33]" office:value-type="float" office:value="70">
            <text:p>70</text:p>
          </table:table-cell>
          <table:table-cell table:formula="of:=[.$B$2]-[.B33]" office:value-type="float" office:value="10">
            <text:p>10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table:formula="of:=([.$B$3]*[.A34])/[.$B$5]+[.$B$4]" office:value-type="float" office:value="36">
            <text:p>36</text:p>
          </table:table-cell>
          <table:table-cell table:formula="of:=[.$B$2]+[.B34]" office:value-type="float" office:value="76">
            <text:p>76</text:p>
          </table:table-cell>
          <table:table-cell table:formula="of:=[.$B$2]-[.B34]" office:value-type="float" office:value="4">
            <text:p>4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table:formula="of:=([.$B$3]*[.A35])/[.$B$5]+[.$B$4]" office:value-type="float" office:value="42">
            <text:p>42</text:p>
          </table:table-cell>
          <table:table-cell table:formula="of:=[.$B$2]+[.B35]" office:value-type="float" office:value="82">
            <text:p>82</text:p>
          </table:table-cell>
          <table:table-cell table:formula="of:=[.$B$2]-[.B35]" office:value-type="float" office:value="-2">
            <text:p>-2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table:formula="of:=([.$B$3]*[.A36])/[.$B$5]+[.$B$4]" office:value-type="float" office:value="48">
            <text:p>48</text:p>
          </table:table-cell>
          <table:table-cell table:formula="of:=[.$B$2]+[.B36]" office:value-type="float" office:value="88">
            <text:p>88</text:p>
          </table:table-cell>
          <table:table-cell table:formula="of:=[.$B$2]-[.B36]" office:value-type="float" office:value="-8">
            <text:p>-8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table:formula="of:=([.$B$3]*[.A37])/[.$B$5]+[.$B$4]" office:value-type="float" office:value="54">
            <text:p>54</text:p>
          </table:table-cell>
          <table:table-cell table:formula="of:=[.$B$2]+[.B37]" office:value-type="float" office:value="94">
            <text:p>94</text:p>
          </table:table-cell>
          <table:table-cell table:formula="of:=[.$B$2]-[.B37]" office:value-type="float" office:value="-14">
            <text:p>-14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formula="of:=([.$B$3]*[.A38])/[.$B$5]+[.$B$4]" office:value-type="float" office:value="60">
            <text:p>60</text:p>
          </table:table-cell>
          <table:table-cell table:formula="of:=[.$B$2]+[.B38]" office:value-type="float" office:value="100">
            <text:p>100</text:p>
          </table:table-cell>
          <table:table-cell table:formula="of:=[.$B$2]-[.B38]" office:value-type="float" office:value="-20">
            <text:p>-20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table:formula="of:=([.$B$3]*[.A39])/[.$B$5]+[.$B$4]" office:value-type="float" office:value="66">
            <text:p>66</text:p>
          </table:table-cell>
          <table:table-cell table:formula="of:=[.$B$2]+[.B39]" office:value-type="float" office:value="106">
            <text:p>106</text:p>
          </table:table-cell>
          <table:table-cell table:formula="of:=[.$B$2]-[.B39]" office:value-type="float" office:value="-26">
            <text:p>-2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formula="of:=([.$B$3]*[.A40])/[.$B$5]+[.$B$4]" office:value-type="float" office:value="72">
            <text:p>72</text:p>
          </table:table-cell>
          <table:table-cell table:formula="of:=[.$B$2]+[.B40]" office:value-type="float" office:value="112">
            <text:p>112</text:p>
          </table:table-cell>
          <table:table-cell table:formula="of:=[.$B$2]-[.B40]" office:value-type="float" office:value="-32">
            <text:p>-32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table:formula="of:=([.$B$3]*[.A41])/[.$B$5]+[.$B$4]" office:value-type="float" office:value="78">
            <text:p>78</text:p>
          </table:table-cell>
          <table:table-cell table:formula="of:=[.$B$2]+[.B41]" office:value-type="float" office:value="118">
            <text:p>118</text:p>
          </table:table-cell>
          <table:table-cell table:formula="of:=[.$B$2]-[.B41]" office:value-type="float" office:value="-38">
            <text:p>-38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table:formula="of:=([.$B$3]*[.A42])/[.$B$5]+[.$B$4]" office:value-type="float" office:value="84">
            <text:p>84</text:p>
          </table:table-cell>
          <table:table-cell table:formula="of:=[.$B$2]+[.B42]" office:value-type="float" office:value="124">
            <text:p>124</text:p>
          </table:table-cell>
          <table:table-cell table:formula="of:=[.$B$2]-[.B42]" office:value-type="float" office:value="-44">
            <text:p>-44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table:formula="of:=([.$B$3]*[.A43])/[.$B$5]+[.$B$4]" office:value-type="float" office:value="90">
            <text:p>90</text:p>
          </table:table-cell>
          <table:table-cell table:formula="of:=[.$B$2]+[.B43]" office:value-type="float" office:value="130">
            <text:p>130</text:p>
          </table:table-cell>
          <table:table-cell table:formula="of:=[.$B$2]-[.B43]" office:value-type="float" office:value="-50">
            <text:p>-50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table:formula="of:=([.$B$3]*[.A44])/[.$B$5]+[.$B$4]" office:value-type="float" office:value="96">
            <text:p>96</text:p>
          </table:table-cell>
          <table:table-cell table:formula="of:=[.$B$2]+[.B44]" office:value-type="float" office:value="136">
            <text:p>136</text:p>
          </table:table-cell>
          <table:table-cell table:formula="of:=[.$B$2]-[.B44]" office:value-type="float" office:value="-56">
            <text:p>-56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table:formula="of:=([.$B$3]*[.A45])/[.$B$5]+[.$B$4]" office:value-type="float" office:value="102">
            <text:p>102</text:p>
          </table:table-cell>
          <table:table-cell table:formula="of:=[.$B$2]+[.B45]" office:value-type="float" office:value="142">
            <text:p>142</text:p>
          </table:table-cell>
          <table:table-cell table:formula="of:=[.$B$2]-[.B45]" office:value-type="float" office:value="-62">
            <text:p>-62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table:formula="of:=([.$B$3]*[.A46])/[.$B$5]+[.$B$4]" office:value-type="float" office:value="108">
            <text:p>108</text:p>
          </table:table-cell>
          <table:table-cell table:formula="of:=[.$B$2]+[.B46]" office:value-type="float" office:value="148">
            <text:p>148</text:p>
          </table:table-cell>
          <table:table-cell table:formula="of:=[.$B$2]-[.B46]" office:value-type="float" office:value="-68">
            <text:p>-68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table:formula="of:=([.$B$3]*[.A47])/[.$B$5]+[.$B$4]" office:value-type="float" office:value="114">
            <text:p>114</text:p>
          </table:table-cell>
          <table:table-cell table:formula="of:=[.$B$2]+[.B47]" office:value-type="float" office:value="154">
            <text:p>154</text:p>
          </table:table-cell>
          <table:table-cell table:formula="of:=[.$B$2]-[.B47]" office:value-type="float" office:value="-74">
            <text:p>-7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table:formula="of:=([.$B$3]*[.A48])/[.$B$5]+[.$B$4]" office:value-type="float" office:value="120">
            <text:p>120</text:p>
          </table:table-cell>
          <table:table-cell table:formula="of:=[.$B$2]+[.B48]" office:value-type="float" office:value="160">
            <text:p>160</text:p>
          </table:table-cell>
          <table:table-cell table:formula="of:=[.$B$2]-[.B48]" office:value-type="float" office:value="-80">
            <text:p>-80</text:p>
          </table:table-cell>
        </table:table-row>
      </table:table>
      <table:table table:name="Sheet2" table:style-name="ta1">
        <table:table-column table:style-name="co2" table:number-columns-repeated="23" table:default-cell-style-name="ce2"/>
        <table:table-row table:style-name="ro2">
          <table:table-cell office:value-type="string">
            <text:p>x</text:p>
          </table:table-cell>
          <table:table-cell table:style-name="ce3" office:value-type="float" office:value="50">
            <text:p>50.0000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steer</text:p>
          </table:table-cell>
          <table:table-cell office:value-type="string">
            <text:p>new steer</text:p>
          </table:table-cell>
          <table:table-cell/>
          <table:table-cell office:value-type="string">
            <text:p>new steer</text:p>
          </table:table-cell>
          <table:table-cell table:number-columns-repeated="19"/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40">
            <text:p>40.0</text:p>
          </table:table-cell>
          <table:table-cell table:style-name="ce3" table:formula="of:=([.B4]*[.$B$1]+[.A4]*(100-[.$B$1]))/100" office:value-type="float" office:value="20">
            <text:p>20.0000</text:p>
          </table:table-cell>
          <table:table-cell table:style-name="ce4" office:value-type="float" office:value="40">
            <text:p>40.0</text:p>
          </table:table-cell>
          <table:table-cell table:style-name="ce3" table:formula="of:=([.D4]*[.$B$1]+[.C4]*(100-[.$B$1]))/100" office:value-type="float" office:value="30">
            <text:p>30.0000</text:p>
          </table:table-cell>
          <table:table-cell table:style-name="ce4" office:value-type="float" office:value="40">
            <text:p>40.0</text:p>
          </table:table-cell>
          <table:table-cell table:style-name="ce3" table:formula="of:=([.F4]*[.$B$1]+[.E4]*(100-[.$B$1]))/100" office:value-type="float" office:value="35">
            <text:p>35.0000</text:p>
          </table:table-cell>
          <table:table-cell table:style-name="ce4" office:value-type="float" office:value="40">
            <text:p>40.0</text:p>
          </table:table-cell>
          <table:table-cell table:style-name="ce3" table:formula="of:=([.H4]*[.$B$1]+[.G4]*(100-[.$B$1]))/100" office:value-type="float" office:value="37.5">
            <text:p>37.5000</text:p>
          </table:table-cell>
          <table:table-cell table:style-name="ce4" office:value-type="float" office:value="40">
            <text:p>40.0</text:p>
          </table:table-cell>
          <table:table-cell table:style-name="ce3" table:formula="of:=([.J4]*[.$B$1]+[.I4]*(100-[.$B$1]))/100" office:value-type="float" office:value="38.75">
            <text:p>38.7500</text:p>
          </table:table-cell>
          <table:table-cell table:style-name="ce4" office:value-type="float" office:value="40">
            <text:p>40.0</text:p>
          </table:table-cell>
          <table:table-cell table:style-name="ce3" table:formula="of:=([.L4]*[.$B$1]+[.K4]*(100-[.$B$1]))/100" office:value-type="float" office:value="39.375">
            <text:p>39.3750</text:p>
          </table:table-cell>
          <table:table-cell table:style-name="ce4" office:value-type="float" office:value="40">
            <text:p>40.0</text:p>
          </table:table-cell>
          <table:table-cell table:style-name="ce3" table:formula="of:=([.P4]*[.$B$1]+[.M4]*(100-[.$B$1]))/100" office:value-type="float" office:value="39.6875">
            <text:p>39.6875</text:p>
          </table:table-cell>
          <table:table-cell table:style-name="ce4" office:value-type="float" office:value="40">
            <text:p>40.0</text:p>
          </table:table-cell>
          <table:table-cell table:style-name="ce3" table:formula="of:=([.P4]*[.$B$1]+[.O4]*(100-[.$B$1]))/100" office:value-type="float" office:value="39.84375">
            <text:p>39.8438</text:p>
          </table:table-cell>
          <table:table-cell table:style-name="ce4" office:value-type="float" office:value="40">
            <text:p>40.0</text:p>
          </table:table-cell>
          <table:table-cell table:style-name="ce3" table:formula="of:=([.R4]*[.$B$1]+[.Q4]*(100-[.$B$1]))/100" office:value-type="float" office:value="39.921875">
            <text:p>39.9219</text:p>
          </table:table-cell>
          <table:table-cell table:style-name="ce4" office:value-type="float" office:value="40">
            <text:p>40.0</text:p>
          </table:table-cell>
          <table:table-cell table:style-name="ce3" table:formula="of:=([.T4]*[.$B$1]+[.S4]*(100-[.$B$1]))/100" office:value-type="float" office:value="39.9609375">
            <text:p>39.9609</text:p>
          </table:table-cell>
          <table:table-cell table:style-name="ce4" office:value-type="float" office:value="40">
            <text:p>40.0</text:p>
          </table:table-cell>
          <table:table-cell table:style-name="ce3" table:formula="of:=([.V4]*[.$B$1]+[.U4]*(100-[.$B$1]))/100" office:value-type="float" office:value="39.98046875">
            <text:p>39.9805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35">
            <text:p>35.0</text:p>
          </table:table-cell>
          <table:table-cell table:style-name="ce3" table:formula="of:=([.B5]*[.$B$1]+[.A5]*(100-[.$B$1]))/100" office:value-type="float" office:value="17.5">
            <text:p>17.5000</text:p>
          </table:table-cell>
          <table:table-cell table:style-name="ce4" office:value-type="float" office:value="35">
            <text:p>35.0</text:p>
          </table:table-cell>
          <table:table-cell table:style-name="ce3" table:formula="of:=([.D5]*[.$B$1]+[.C5]*(100-[.$B$1]))/100" office:value-type="float" office:value="26.25">
            <text:p>26.2500</text:p>
          </table:table-cell>
          <table:table-cell table:style-name="ce4" office:value-type="float" office:value="35">
            <text:p>35.0</text:p>
          </table:table-cell>
          <table:table-cell table:style-name="ce3" table:formula="of:=([.F5]*[.$B$1]+[.E5]*(100-[.$B$1]))/100" office:value-type="float" office:value="30.625">
            <text:p>30.6250</text:p>
          </table:table-cell>
          <table:table-cell table:style-name="ce4" office:value-type="float" office:value="35">
            <text:p>35.0</text:p>
          </table:table-cell>
          <table:table-cell table:style-name="ce3" table:formula="of:=([.H5]*[.$B$1]+[.G5]*(100-[.$B$1]))/100" office:value-type="float" office:value="32.8125">
            <text:p>32.8125</text:p>
          </table:table-cell>
          <table:table-cell table:style-name="ce4" office:value-type="float" office:value="35">
            <text:p>35.0</text:p>
          </table:table-cell>
          <table:table-cell table:style-name="ce3" table:formula="of:=([.J5]*[.$B$1]+[.I5]*(100-[.$B$1]))/100" office:value-type="float" office:value="33.90625">
            <text:p>33.9063</text:p>
          </table:table-cell>
          <table:table-cell table:style-name="ce4" office:value-type="float" office:value="35">
            <text:p>35.0</text:p>
          </table:table-cell>
          <table:table-cell table:style-name="ce3" table:formula="of:=([.L5]*[.$B$1]+[.K5]*(100-[.$B$1]))/100" office:value-type="float" office:value="34.453125">
            <text:p>34.4531</text:p>
          </table:table-cell>
          <table:table-cell table:style-name="ce4" office:value-type="float" office:value="35">
            <text:p>35.0</text:p>
          </table:table-cell>
          <table:table-cell table:style-name="ce3" table:formula="of:=([.P5]*[.$B$1]+[.M5]*(100-[.$B$1]))/100" office:value-type="float" office:value="34.7265625">
            <text:p>34.7266</text:p>
          </table:table-cell>
          <table:table-cell table:style-name="ce4" office:value-type="float" office:value="35">
            <text:p>35.0</text:p>
          </table:table-cell>
          <table:table-cell table:style-name="ce3" table:formula="of:=([.P5]*[.$B$1]+[.O5]*(100-[.$B$1]))/100" office:value-type="float" office:value="34.86328125">
            <text:p>34.8633</text:p>
          </table:table-cell>
          <table:table-cell table:style-name="ce4" office:value-type="float" office:value="35">
            <text:p>35.0</text:p>
          </table:table-cell>
          <table:table-cell table:style-name="ce3" table:formula="of:=([.R5]*[.$B$1]+[.Q5]*(100-[.$B$1]))/100" office:value-type="float" office:value="34.931640625">
            <text:p>34.9316</text:p>
          </table:table-cell>
          <table:table-cell table:style-name="ce4" office:value-type="float" office:value="35">
            <text:p>35.0</text:p>
          </table:table-cell>
          <table:table-cell table:style-name="ce3" table:formula="of:=([.T5]*[.$B$1]+[.S5]*(100-[.$B$1]))/100" office:value-type="float" office:value="34.9658203125">
            <text:p>34.9658</text:p>
          </table:table-cell>
          <table:table-cell table:style-name="ce4" office:value-type="float" office:value="35">
            <text:p>35.0</text:p>
          </table:table-cell>
          <table:table-cell table:style-name="ce3" table:formula="of:=([.V5]*[.$B$1]+[.U5]*(100-[.$B$1]))/100" office:value-type="float" office:value="34.98291015625">
            <text:p>34.9829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30">
            <text:p>30.0</text:p>
          </table:table-cell>
          <table:table-cell table:style-name="ce3" table:formula="of:=([.B6]*[.$B$1]+[.A6]*(100-[.$B$1]))/100" office:value-type="float" office:value="15">
            <text:p>15.0000</text:p>
          </table:table-cell>
          <table:table-cell table:style-name="ce4" office:value-type="float" office:value="30">
            <text:p>30.0</text:p>
          </table:table-cell>
          <table:table-cell table:style-name="ce3" table:formula="of:=([.D6]*[.$B$1]+[.C6]*(100-[.$B$1]))/100" office:value-type="float" office:value="22.5">
            <text:p>22.5000</text:p>
          </table:table-cell>
          <table:table-cell table:style-name="ce4" office:value-type="float" office:value="30">
            <text:p>30.0</text:p>
          </table:table-cell>
          <table:table-cell table:style-name="ce3" table:formula="of:=([.F6]*[.$B$1]+[.E6]*(100-[.$B$1]))/100" office:value-type="float" office:value="26.25">
            <text:p>26.2500</text:p>
          </table:table-cell>
          <table:table-cell table:style-name="ce4" office:value-type="float" office:value="30">
            <text:p>30.0</text:p>
          </table:table-cell>
          <table:table-cell table:style-name="ce3" table:formula="of:=([.H6]*[.$B$1]+[.G6]*(100-[.$B$1]))/100" office:value-type="float" office:value="28.125">
            <text:p>28.1250</text:p>
          </table:table-cell>
          <table:table-cell table:style-name="ce4" office:value-type="float" office:value="30">
            <text:p>30.0</text:p>
          </table:table-cell>
          <table:table-cell table:style-name="ce3" table:formula="of:=([.J6]*[.$B$1]+[.I6]*(100-[.$B$1]))/100" office:value-type="float" office:value="29.0625">
            <text:p>29.0625</text:p>
          </table:table-cell>
          <table:table-cell table:style-name="ce4" office:value-type="float" office:value="30">
            <text:p>30.0</text:p>
          </table:table-cell>
          <table:table-cell table:style-name="ce3" table:formula="of:=([.L6]*[.$B$1]+[.K6]*(100-[.$B$1]))/100" office:value-type="float" office:value="29.53125">
            <text:p>29.5313</text:p>
          </table:table-cell>
          <table:table-cell table:style-name="ce4" office:value-type="float" office:value="30">
            <text:p>30.0</text:p>
          </table:table-cell>
          <table:table-cell table:style-name="ce3" table:formula="of:=([.P6]*[.$B$1]+[.M6]*(100-[.$B$1]))/100" office:value-type="float" office:value="29.765625">
            <text:p>29.7656</text:p>
          </table:table-cell>
          <table:table-cell table:style-name="ce4" office:value-type="float" office:value="30">
            <text:p>30.0</text:p>
          </table:table-cell>
          <table:table-cell table:style-name="ce3" table:formula="of:=([.P6]*[.$B$1]+[.O6]*(100-[.$B$1]))/100" office:value-type="float" office:value="29.8828125">
            <text:p>29.8828</text:p>
          </table:table-cell>
          <table:table-cell table:style-name="ce4" office:value-type="float" office:value="30">
            <text:p>30.0</text:p>
          </table:table-cell>
          <table:table-cell table:style-name="ce3" table:formula="of:=([.R6]*[.$B$1]+[.Q6]*(100-[.$B$1]))/100" office:value-type="float" office:value="29.94140625">
            <text:p>29.9414</text:p>
          </table:table-cell>
          <table:table-cell table:style-name="ce4" office:value-type="float" office:value="30">
            <text:p>30.0</text:p>
          </table:table-cell>
          <table:table-cell table:style-name="ce3" table:formula="of:=([.T6]*[.$B$1]+[.S6]*(100-[.$B$1]))/100" office:value-type="float" office:value="29.970703125">
            <text:p>29.9707</text:p>
          </table:table-cell>
          <table:table-cell table:style-name="ce4" office:value-type="float" office:value="30">
            <text:p>30.0</text:p>
          </table:table-cell>
          <table:table-cell table:style-name="ce3" table:formula="of:=([.V6]*[.$B$1]+[.U6]*(100-[.$B$1]))/100" office:value-type="float" office:value="29.9853515625">
            <text:p>29.9854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25">
            <text:p>25.0</text:p>
          </table:table-cell>
          <table:table-cell table:style-name="ce3" table:formula="of:=([.B7]*[.$B$1]+[.A7]*(100-[.$B$1]))/100" office:value-type="float" office:value="12.5">
            <text:p>12.5000</text:p>
          </table:table-cell>
          <table:table-cell table:style-name="ce4" office:value-type="float" office:value="25">
            <text:p>25.0</text:p>
          </table:table-cell>
          <table:table-cell table:style-name="ce3" table:formula="of:=([.D7]*[.$B$1]+[.C7]*(100-[.$B$1]))/100" office:value-type="float" office:value="18.75">
            <text:p>18.7500</text:p>
          </table:table-cell>
          <table:table-cell table:style-name="ce4" office:value-type="float" office:value="25">
            <text:p>25.0</text:p>
          </table:table-cell>
          <table:table-cell table:style-name="ce3" table:formula="of:=([.F7]*[.$B$1]+[.E7]*(100-[.$B$1]))/100" office:value-type="float" office:value="21.875">
            <text:p>21.8750</text:p>
          </table:table-cell>
          <table:table-cell table:style-name="ce4" office:value-type="float" office:value="25">
            <text:p>25.0</text:p>
          </table:table-cell>
          <table:table-cell table:style-name="ce3" table:formula="of:=([.H7]*[.$B$1]+[.G7]*(100-[.$B$1]))/100" office:value-type="float" office:value="23.4375">
            <text:p>23.4375</text:p>
          </table:table-cell>
          <table:table-cell table:style-name="ce4" office:value-type="float" office:value="25">
            <text:p>25.0</text:p>
          </table:table-cell>
          <table:table-cell table:style-name="ce3" table:formula="of:=([.J7]*[.$B$1]+[.I7]*(100-[.$B$1]))/100" office:value-type="float" office:value="24.21875">
            <text:p>24.2188</text:p>
          </table:table-cell>
          <table:table-cell table:style-name="ce4" office:value-type="float" office:value="25">
            <text:p>25.0</text:p>
          </table:table-cell>
          <table:table-cell table:style-name="ce3" table:formula="of:=([.L7]*[.$B$1]+[.K7]*(100-[.$B$1]))/100" office:value-type="float" office:value="24.609375">
            <text:p>24.6094</text:p>
          </table:table-cell>
          <table:table-cell table:style-name="ce4" office:value-type="float" office:value="25">
            <text:p>25.0</text:p>
          </table:table-cell>
          <table:table-cell table:style-name="ce3" table:formula="of:=([.P7]*[.$B$1]+[.M7]*(100-[.$B$1]))/100" office:value-type="float" office:value="24.8046875">
            <text:p>24.8047</text:p>
          </table:table-cell>
          <table:table-cell table:style-name="ce4" office:value-type="float" office:value="25">
            <text:p>25.0</text:p>
          </table:table-cell>
          <table:table-cell table:style-name="ce3" table:formula="of:=([.P7]*[.$B$1]+[.O7]*(100-[.$B$1]))/100" office:value-type="float" office:value="24.90234375">
            <text:p>24.9023</text:p>
          </table:table-cell>
          <table:table-cell table:style-name="ce4" office:value-type="float" office:value="25">
            <text:p>25.0</text:p>
          </table:table-cell>
          <table:table-cell table:style-name="ce3" table:formula="of:=([.R7]*[.$B$1]+[.Q7]*(100-[.$B$1]))/100" office:value-type="float" office:value="24.951171875">
            <text:p>24.9512</text:p>
          </table:table-cell>
          <table:table-cell table:style-name="ce4" office:value-type="float" office:value="25">
            <text:p>25.0</text:p>
          </table:table-cell>
          <table:table-cell table:style-name="ce3" table:formula="of:=([.T7]*[.$B$1]+[.S7]*(100-[.$B$1]))/100" office:value-type="float" office:value="24.9755859375">
            <text:p>24.9756</text:p>
          </table:table-cell>
          <table:table-cell table:style-name="ce4" office:value-type="float" office:value="25">
            <text:p>25.0</text:p>
          </table:table-cell>
          <table:table-cell table:style-name="ce3" table:formula="of:=([.V7]*[.$B$1]+[.U7]*(100-[.$B$1]))/100" office:value-type="float" office:value="24.98779296875">
            <text:p>24.9878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20">
            <text:p>20.0</text:p>
          </table:table-cell>
          <table:table-cell table:style-name="ce3" table:formula="of:=([.B8]*[.$B$1]+[.A8]*(100-[.$B$1]))/100" office:value-type="float" office:value="10">
            <text:p>10.0000</text:p>
          </table:table-cell>
          <table:table-cell table:style-name="ce4" office:value-type="float" office:value="20">
            <text:p>20.0</text:p>
          </table:table-cell>
          <table:table-cell table:style-name="ce3" table:formula="of:=([.D8]*[.$B$1]+[.C8]*(100-[.$B$1]))/100" office:value-type="float" office:value="15">
            <text:p>15.0000</text:p>
          </table:table-cell>
          <table:table-cell table:style-name="ce4" office:value-type="float" office:value="20">
            <text:p>20.0</text:p>
          </table:table-cell>
          <table:table-cell table:style-name="ce3" table:formula="of:=([.F8]*[.$B$1]+[.E8]*(100-[.$B$1]))/100" office:value-type="float" office:value="17.5">
            <text:p>17.5000</text:p>
          </table:table-cell>
          <table:table-cell table:style-name="ce4" office:value-type="float" office:value="20">
            <text:p>20.0</text:p>
          </table:table-cell>
          <table:table-cell table:style-name="ce3" table:formula="of:=([.H8]*[.$B$1]+[.G8]*(100-[.$B$1]))/100" office:value-type="float" office:value="18.75">
            <text:p>18.7500</text:p>
          </table:table-cell>
          <table:table-cell table:style-name="ce4" office:value-type="float" office:value="20">
            <text:p>20.0</text:p>
          </table:table-cell>
          <table:table-cell table:style-name="ce3" table:formula="of:=([.J8]*[.$B$1]+[.I8]*(100-[.$B$1]))/100" office:value-type="float" office:value="19.375">
            <text:p>19.3750</text:p>
          </table:table-cell>
          <table:table-cell table:style-name="ce4" office:value-type="float" office:value="20">
            <text:p>20.0</text:p>
          </table:table-cell>
          <table:table-cell table:style-name="ce3" table:formula="of:=([.L8]*[.$B$1]+[.K8]*(100-[.$B$1]))/100" office:value-type="float" office:value="19.6875">
            <text:p>19.6875</text:p>
          </table:table-cell>
          <table:table-cell table:style-name="ce4" office:value-type="float" office:value="20">
            <text:p>20.0</text:p>
          </table:table-cell>
          <table:table-cell table:style-name="ce3" table:formula="of:=([.P8]*[.$B$1]+[.M8]*(100-[.$B$1]))/100" office:value-type="float" office:value="19.84375">
            <text:p>19.8438</text:p>
          </table:table-cell>
          <table:table-cell table:style-name="ce4" office:value-type="float" office:value="20">
            <text:p>20.0</text:p>
          </table:table-cell>
          <table:table-cell table:style-name="ce3" table:formula="of:=([.P8]*[.$B$1]+[.O8]*(100-[.$B$1]))/100" office:value-type="float" office:value="19.921875">
            <text:p>19.9219</text:p>
          </table:table-cell>
          <table:table-cell table:style-name="ce4" office:value-type="float" office:value="20">
            <text:p>20.0</text:p>
          </table:table-cell>
          <table:table-cell table:style-name="ce3" table:formula="of:=([.R8]*[.$B$1]+[.Q8]*(100-[.$B$1]))/100" office:value-type="float" office:value="19.9609375">
            <text:p>19.9609</text:p>
          </table:table-cell>
          <table:table-cell table:style-name="ce4" office:value-type="float" office:value="20">
            <text:p>20.0</text:p>
          </table:table-cell>
          <table:table-cell table:style-name="ce3" table:formula="of:=([.T8]*[.$B$1]+[.S8]*(100-[.$B$1]))/100" office:value-type="float" office:value="19.98046875">
            <text:p>19.9805</text:p>
          </table:table-cell>
          <table:table-cell table:style-name="ce4" office:value-type="float" office:value="20">
            <text:p>20.0</text:p>
          </table:table-cell>
          <table:table-cell table:style-name="ce3" table:formula="of:=([.V8]*[.$B$1]+[.U8]*(100-[.$B$1]))/100" office:value-type="float" office:value="19.990234375">
            <text:p>19.9902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15">
            <text:p>15.0</text:p>
          </table:table-cell>
          <table:table-cell table:style-name="ce3" table:formula="of:=([.B9]*[.$B$1]+[.A9]*(100-[.$B$1]))/100" office:value-type="float" office:value="7.5">
            <text:p>7.5000</text:p>
          </table:table-cell>
          <table:table-cell table:style-name="ce4" office:value-type="float" office:value="15">
            <text:p>15.0</text:p>
          </table:table-cell>
          <table:table-cell table:style-name="ce3" table:formula="of:=([.D9]*[.$B$1]+[.C9]*(100-[.$B$1]))/100" office:value-type="float" office:value="11.25">
            <text:p>11.2500</text:p>
          </table:table-cell>
          <table:table-cell table:style-name="ce4" office:value-type="float" office:value="15">
            <text:p>15.0</text:p>
          </table:table-cell>
          <table:table-cell table:style-name="ce3" table:formula="of:=([.F9]*[.$B$1]+[.E9]*(100-[.$B$1]))/100" office:value-type="float" office:value="13.125">
            <text:p>13.1250</text:p>
          </table:table-cell>
          <table:table-cell table:style-name="ce4" office:value-type="float" office:value="15">
            <text:p>15.0</text:p>
          </table:table-cell>
          <table:table-cell table:style-name="ce3" table:formula="of:=([.H9]*[.$B$1]+[.G9]*(100-[.$B$1]))/100" office:value-type="float" office:value="14.0625">
            <text:p>14.0625</text:p>
          </table:table-cell>
          <table:table-cell table:style-name="ce4" office:value-type="float" office:value="15">
            <text:p>15.0</text:p>
          </table:table-cell>
          <table:table-cell table:style-name="ce3" table:formula="of:=([.J9]*[.$B$1]+[.I9]*(100-[.$B$1]))/100" office:value-type="float" office:value="14.53125">
            <text:p>14.5313</text:p>
          </table:table-cell>
          <table:table-cell table:style-name="ce4" office:value-type="float" office:value="15">
            <text:p>15.0</text:p>
          </table:table-cell>
          <table:table-cell table:style-name="ce3" table:formula="of:=([.L9]*[.$B$1]+[.K9]*(100-[.$B$1]))/100" office:value-type="float" office:value="14.765625">
            <text:p>14.7656</text:p>
          </table:table-cell>
          <table:table-cell table:style-name="ce4" office:value-type="float" office:value="15">
            <text:p>15.0</text:p>
          </table:table-cell>
          <table:table-cell table:style-name="ce3" table:formula="of:=([.P9]*[.$B$1]+[.M9]*(100-[.$B$1]))/100" office:value-type="float" office:value="14.8828125">
            <text:p>14.8828</text:p>
          </table:table-cell>
          <table:table-cell table:style-name="ce4" office:value-type="float" office:value="15">
            <text:p>15.0</text:p>
          </table:table-cell>
          <table:table-cell table:style-name="ce3" table:formula="of:=([.P9]*[.$B$1]+[.O9]*(100-[.$B$1]))/100" office:value-type="float" office:value="14.94140625">
            <text:p>14.9414</text:p>
          </table:table-cell>
          <table:table-cell table:style-name="ce4" office:value-type="float" office:value="15">
            <text:p>15.0</text:p>
          </table:table-cell>
          <table:table-cell table:style-name="ce3" table:formula="of:=([.R9]*[.$B$1]+[.Q9]*(100-[.$B$1]))/100" office:value-type="float" office:value="14.970703125">
            <text:p>14.9707</text:p>
          </table:table-cell>
          <table:table-cell table:style-name="ce4" office:value-type="float" office:value="15">
            <text:p>15.0</text:p>
          </table:table-cell>
          <table:table-cell table:style-name="ce3" table:formula="of:=([.T9]*[.$B$1]+[.S9]*(100-[.$B$1]))/100" office:value-type="float" office:value="14.9853515625">
            <text:p>14.9854</text:p>
          </table:table-cell>
          <table:table-cell table:style-name="ce4" office:value-type="float" office:value="15">
            <text:p>15.0</text:p>
          </table:table-cell>
          <table:table-cell table:style-name="ce3" table:formula="of:=([.V9]*[.$B$1]+[.U9]*(100-[.$B$1]))/100" office:value-type="float" office:value="14.99267578125">
            <text:p>14.9927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10">
            <text:p>10.0</text:p>
          </table:table-cell>
          <table:table-cell table:style-name="ce3" table:formula="of:=([.B10]*[.$B$1]+[.A10]*(100-[.$B$1]))/100" office:value-type="float" office:value="5">
            <text:p>5.0000</text:p>
          </table:table-cell>
          <table:table-cell table:style-name="ce4" office:value-type="float" office:value="10">
            <text:p>10.0</text:p>
          </table:table-cell>
          <table:table-cell table:style-name="ce3" table:formula="of:=([.D10]*[.$B$1]+[.C10]*(100-[.$B$1]))/100" office:value-type="float" office:value="7.5">
            <text:p>7.5000</text:p>
          </table:table-cell>
          <table:table-cell table:style-name="ce4" office:value-type="float" office:value="10">
            <text:p>10.0</text:p>
          </table:table-cell>
          <table:table-cell table:style-name="ce3" table:formula="of:=([.F10]*[.$B$1]+[.E10]*(100-[.$B$1]))/100" office:value-type="float" office:value="8.75">
            <text:p>8.7500</text:p>
          </table:table-cell>
          <table:table-cell table:style-name="ce4" office:value-type="float" office:value="10">
            <text:p>10.0</text:p>
          </table:table-cell>
          <table:table-cell table:style-name="ce3" table:formula="of:=([.H10]*[.$B$1]+[.G10]*(100-[.$B$1]))/100" office:value-type="float" office:value="9.375">
            <text:p>9.3750</text:p>
          </table:table-cell>
          <table:table-cell table:style-name="ce4" office:value-type="float" office:value="10">
            <text:p>10.0</text:p>
          </table:table-cell>
          <table:table-cell table:style-name="ce3" table:formula="of:=([.J10]*[.$B$1]+[.I10]*(100-[.$B$1]))/100" office:value-type="float" office:value="9.6875">
            <text:p>9.6875</text:p>
          </table:table-cell>
          <table:table-cell table:style-name="ce4" office:value-type="float" office:value="10">
            <text:p>10.0</text:p>
          </table:table-cell>
          <table:table-cell table:style-name="ce3" table:formula="of:=([.L10]*[.$B$1]+[.K10]*(100-[.$B$1]))/100" office:value-type="float" office:value="9.84375">
            <text:p>9.8438</text:p>
          </table:table-cell>
          <table:table-cell table:style-name="ce4" office:value-type="float" office:value="10">
            <text:p>10.0</text:p>
          </table:table-cell>
          <table:table-cell table:style-name="ce3" table:formula="of:=([.P10]*[.$B$1]+[.M10]*(100-[.$B$1]))/100" office:value-type="float" office:value="9.921875">
            <text:p>9.9219</text:p>
          </table:table-cell>
          <table:table-cell table:style-name="ce4" office:value-type="float" office:value="10">
            <text:p>10.0</text:p>
          </table:table-cell>
          <table:table-cell table:style-name="ce3" table:formula="of:=([.P10]*[.$B$1]+[.O10]*(100-[.$B$1]))/100" office:value-type="float" office:value="9.9609375">
            <text:p>9.9609</text:p>
          </table:table-cell>
          <table:table-cell table:style-name="ce4" office:value-type="float" office:value="10">
            <text:p>10.0</text:p>
          </table:table-cell>
          <table:table-cell table:style-name="ce3" table:formula="of:=([.R10]*[.$B$1]+[.Q10]*(100-[.$B$1]))/100" office:value-type="float" office:value="9.98046875">
            <text:p>9.9805</text:p>
          </table:table-cell>
          <table:table-cell table:style-name="ce4" office:value-type="float" office:value="10">
            <text:p>10.0</text:p>
          </table:table-cell>
          <table:table-cell table:style-name="ce3" table:formula="of:=([.T10]*[.$B$1]+[.S10]*(100-[.$B$1]))/100" office:value-type="float" office:value="9.990234375">
            <text:p>9.9902</text:p>
          </table:table-cell>
          <table:table-cell table:style-name="ce4" office:value-type="float" office:value="10">
            <text:p>10.0</text:p>
          </table:table-cell>
          <table:table-cell table:style-name="ce3" table:formula="of:=([.V10]*[.$B$1]+[.U10]*(100-[.$B$1]))/100" office:value-type="float" office:value="9.9951171875">
            <text:p>9.9951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5">
            <text:p>5.0</text:p>
          </table:table-cell>
          <table:table-cell table:style-name="ce3" table:formula="of:=([.B11]*[.$B$1]+[.A11]*(100-[.$B$1]))/100" office:value-type="float" office:value="2.5">
            <text:p>2.5000</text:p>
          </table:table-cell>
          <table:table-cell table:style-name="ce4" office:value-type="float" office:value="5">
            <text:p>5.0</text:p>
          </table:table-cell>
          <table:table-cell table:style-name="ce3" table:formula="of:=([.D11]*[.$B$1]+[.C11]*(100-[.$B$1]))/100" office:value-type="float" office:value="3.75">
            <text:p>3.7500</text:p>
          </table:table-cell>
          <table:table-cell table:style-name="ce4" office:value-type="float" office:value="5">
            <text:p>5.0</text:p>
          </table:table-cell>
          <table:table-cell table:style-name="ce3" table:formula="of:=([.F11]*[.$B$1]+[.E11]*(100-[.$B$1]))/100" office:value-type="float" office:value="4.375">
            <text:p>4.3750</text:p>
          </table:table-cell>
          <table:table-cell table:style-name="ce4" office:value-type="float" office:value="5">
            <text:p>5.0</text:p>
          </table:table-cell>
          <table:table-cell table:style-name="ce3" table:formula="of:=([.H11]*[.$B$1]+[.G11]*(100-[.$B$1]))/100" office:value-type="float" office:value="4.6875">
            <text:p>4.6875</text:p>
          </table:table-cell>
          <table:table-cell table:style-name="ce4" office:value-type="float" office:value="5">
            <text:p>5.0</text:p>
          </table:table-cell>
          <table:table-cell table:style-name="ce3" table:formula="of:=([.J11]*[.$B$1]+[.I11]*(100-[.$B$1]))/100" office:value-type="float" office:value="4.84375">
            <text:p>4.8438</text:p>
          </table:table-cell>
          <table:table-cell table:style-name="ce4" office:value-type="float" office:value="5">
            <text:p>5.0</text:p>
          </table:table-cell>
          <table:table-cell table:style-name="ce3" table:formula="of:=([.L11]*[.$B$1]+[.K11]*(100-[.$B$1]))/100" office:value-type="float" office:value="4.921875">
            <text:p>4.9219</text:p>
          </table:table-cell>
          <table:table-cell table:style-name="ce4" office:value-type="float" office:value="5">
            <text:p>5.0</text:p>
          </table:table-cell>
          <table:table-cell table:style-name="ce3" table:formula="of:=([.P11]*[.$B$1]+[.M11]*(100-[.$B$1]))/100" office:value-type="float" office:value="4.9609375">
            <text:p>4.9609</text:p>
          </table:table-cell>
          <table:table-cell table:style-name="ce4" office:value-type="float" office:value="5">
            <text:p>5.0</text:p>
          </table:table-cell>
          <table:table-cell table:style-name="ce3" table:formula="of:=([.P11]*[.$B$1]+[.O11]*(100-[.$B$1]))/100" office:value-type="float" office:value="4.98046875">
            <text:p>4.9805</text:p>
          </table:table-cell>
          <table:table-cell table:style-name="ce4" office:value-type="float" office:value="5">
            <text:p>5.0</text:p>
          </table:table-cell>
          <table:table-cell table:style-name="ce3" table:formula="of:=([.R11]*[.$B$1]+[.Q11]*(100-[.$B$1]))/100" office:value-type="float" office:value="4.990234375">
            <text:p>4.9902</text:p>
          </table:table-cell>
          <table:table-cell table:style-name="ce4" office:value-type="float" office:value="5">
            <text:p>5.0</text:p>
          </table:table-cell>
          <table:table-cell table:style-name="ce3" table:formula="of:=([.T11]*[.$B$1]+[.S11]*(100-[.$B$1]))/100" office:value-type="float" office:value="4.9951171875">
            <text:p>4.9951</text:p>
          </table:table-cell>
          <table:table-cell table:style-name="ce4" office:value-type="float" office:value="5">
            <text:p>5.0</text:p>
          </table:table-cell>
          <table:table-cell table:style-name="ce3" table:formula="of:=([.V11]*[.$B$1]+[.U11]*(100-[.$B$1]))/100" office:value-type="float" office:value="4.99755859375">
            <text:p>4.9976</text:p>
          </table:table-cell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5">
            <text:p>-5.0</text:p>
          </table:table-cell>
          <table:table-cell table:style-name="ce3" table:formula="of:=([.B13]*[.$B$1]+[.A13]*(100-[.$B$1]))/100" office:value-type="float" office:value="-2.5">
            <text:p>-2.5000</text:p>
          </table:table-cell>
          <table:table-cell table:style-name="ce4" office:value-type="float" office:value="-5">
            <text:p>-5.0</text:p>
          </table:table-cell>
          <table:table-cell table:style-name="ce3" table:formula="of:=([.D13]*[.$B$1]+[.C13]*(100-[.$B$1]))/100" office:value-type="float" office:value="-3.75">
            <text:p>-3.7500</text:p>
          </table:table-cell>
          <table:table-cell table:style-name="ce4" office:value-type="float" office:value="-5">
            <text:p>-5.0</text:p>
          </table:table-cell>
          <table:table-cell table:style-name="ce3" table:formula="of:=([.F13]*[.$B$1]+[.E13]*(100-[.$B$1]))/100" office:value-type="float" office:value="-4.375">
            <text:p>-4.3750</text:p>
          </table:table-cell>
          <table:table-cell table:style-name="ce4" office:value-type="float" office:value="-5">
            <text:p>-5.0</text:p>
          </table:table-cell>
          <table:table-cell table:style-name="ce3" table:formula="of:=([.H13]*[.$B$1]+[.G13]*(100-[.$B$1]))/100" office:value-type="float" office:value="-4.6875">
            <text:p>-4.6875</text:p>
          </table:table-cell>
          <table:table-cell table:style-name="ce4" office:value-type="float" office:value="-5">
            <text:p>-5.0</text:p>
          </table:table-cell>
          <table:table-cell table:style-name="ce3" table:formula="of:=([.J13]*[.$B$1]+[.I13]*(100-[.$B$1]))/100" office:value-type="float" office:value="-4.84375">
            <text:p>-4.8438</text:p>
          </table:table-cell>
          <table:table-cell table:style-name="ce4" office:value-type="float" office:value="-5">
            <text:p>-5.0</text:p>
          </table:table-cell>
          <table:table-cell table:style-name="ce3" table:formula="of:=([.L13]*[.$B$1]+[.K13]*(100-[.$B$1]))/100" office:value-type="float" office:value="-4.921875">
            <text:p>-4.9219</text:p>
          </table:table-cell>
          <table:table-cell table:style-name="ce4" office:value-type="float" office:value="-5">
            <text:p>-5.0</text:p>
          </table:table-cell>
          <table:table-cell table:style-name="ce3" table:formula="of:=([.P13]*[.$B$1]+[.M13]*(100-[.$B$1]))/100" office:value-type="float" office:value="-4.9609375">
            <text:p>-4.9609</text:p>
          </table:table-cell>
          <table:table-cell table:style-name="ce4" office:value-type="float" office:value="-5">
            <text:p>-5.0</text:p>
          </table:table-cell>
          <table:table-cell table:style-name="ce3" table:formula="of:=([.P13]*[.$B$1]+[.O13]*(100-[.$B$1]))/100" office:value-type="float" office:value="-4.98046875">
            <text:p>-4.9805</text:p>
          </table:table-cell>
          <table:table-cell table:style-name="ce4" office:value-type="float" office:value="-5">
            <text:p>-5.0</text:p>
          </table:table-cell>
          <table:table-cell table:style-name="ce3" table:formula="of:=([.R13]*[.$B$1]+[.Q13]*(100-[.$B$1]))/100" office:value-type="float" office:value="-4.990234375">
            <text:p>-4.9902</text:p>
          </table:table-cell>
          <table:table-cell table:style-name="ce4" office:value-type="float" office:value="-5">
            <text:p>-5.0</text:p>
          </table:table-cell>
          <table:table-cell table:style-name="ce3" table:formula="of:=([.T13]*[.$B$1]+[.S13]*(100-[.$B$1]))/100" office:value-type="float" office:value="-4.9951171875">
            <text:p>-4.9951</text:p>
          </table:table-cell>
          <table:table-cell table:style-name="ce4" office:value-type="float" office:value="-5">
            <text:p>-5.0</text:p>
          </table:table-cell>
          <table:table-cell table:style-name="ce3" table:formula="of:=([.V13]*[.$B$1]+[.U13]*(100-[.$B$1]))/100" office:value-type="float" office:value="-4.99755859375">
            <text:p>-4.9976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10">
            <text:p>-10.0</text:p>
          </table:table-cell>
          <table:table-cell table:style-name="ce3" table:formula="of:=([.B14]*[.$B$1]+[.A14]*(100-[.$B$1]))/100" office:value-type="float" office:value="-5">
            <text:p>-5.0000</text:p>
          </table:table-cell>
          <table:table-cell table:style-name="ce4" office:value-type="float" office:value="-10">
            <text:p>-10.0</text:p>
          </table:table-cell>
          <table:table-cell table:style-name="ce3" table:formula="of:=([.D14]*[.$B$1]+[.C14]*(100-[.$B$1]))/100" office:value-type="float" office:value="-7.5">
            <text:p>-7.5000</text:p>
          </table:table-cell>
          <table:table-cell table:style-name="ce4" office:value-type="float" office:value="-10">
            <text:p>-10.0</text:p>
          </table:table-cell>
          <table:table-cell table:style-name="ce3" table:formula="of:=([.F14]*[.$B$1]+[.E14]*(100-[.$B$1]))/100" office:value-type="float" office:value="-8.75">
            <text:p>-8.7500</text:p>
          </table:table-cell>
          <table:table-cell table:style-name="ce4" office:value-type="float" office:value="-10">
            <text:p>-10.0</text:p>
          </table:table-cell>
          <table:table-cell table:style-name="ce3" table:formula="of:=([.H14]*[.$B$1]+[.G14]*(100-[.$B$1]))/100" office:value-type="float" office:value="-9.375">
            <text:p>-9.3750</text:p>
          </table:table-cell>
          <table:table-cell table:style-name="ce4" office:value-type="float" office:value="-10">
            <text:p>-10.0</text:p>
          </table:table-cell>
          <table:table-cell table:style-name="ce3" table:formula="of:=([.J14]*[.$B$1]+[.I14]*(100-[.$B$1]))/100" office:value-type="float" office:value="-9.6875">
            <text:p>-9.6875</text:p>
          </table:table-cell>
          <table:table-cell table:style-name="ce4" office:value-type="float" office:value="-10">
            <text:p>-10.0</text:p>
          </table:table-cell>
          <table:table-cell table:style-name="ce3" table:formula="of:=([.L14]*[.$B$1]+[.K14]*(100-[.$B$1]))/100" office:value-type="float" office:value="-9.84375">
            <text:p>-9.8438</text:p>
          </table:table-cell>
          <table:table-cell table:style-name="ce4" office:value-type="float" office:value="-10">
            <text:p>-10.0</text:p>
          </table:table-cell>
          <table:table-cell table:style-name="ce3" table:formula="of:=([.P14]*[.$B$1]+[.M14]*(100-[.$B$1]))/100" office:value-type="float" office:value="-9.921875">
            <text:p>-9.9219</text:p>
          </table:table-cell>
          <table:table-cell table:style-name="ce4" office:value-type="float" office:value="-10">
            <text:p>-10.0</text:p>
          </table:table-cell>
          <table:table-cell table:style-name="ce3" table:formula="of:=([.P14]*[.$B$1]+[.O14]*(100-[.$B$1]))/100" office:value-type="float" office:value="-9.9609375">
            <text:p>-9.9609</text:p>
          </table:table-cell>
          <table:table-cell table:style-name="ce4" office:value-type="float" office:value="-10">
            <text:p>-10.0</text:p>
          </table:table-cell>
          <table:table-cell table:style-name="ce3" table:formula="of:=([.R14]*[.$B$1]+[.Q14]*(100-[.$B$1]))/100" office:value-type="float" office:value="-9.98046875">
            <text:p>-9.9805</text:p>
          </table:table-cell>
          <table:table-cell table:style-name="ce4" office:value-type="float" office:value="-10">
            <text:p>-10.0</text:p>
          </table:table-cell>
          <table:table-cell table:style-name="ce3" table:formula="of:=([.T14]*[.$B$1]+[.S14]*(100-[.$B$1]))/100" office:value-type="float" office:value="-9.990234375">
            <text:p>-9.9902</text:p>
          </table:table-cell>
          <table:table-cell table:style-name="ce4" office:value-type="float" office:value="-10">
            <text:p>-10.0</text:p>
          </table:table-cell>
          <table:table-cell table:style-name="ce3" table:formula="of:=([.V14]*[.$B$1]+[.U14]*(100-[.$B$1]))/100" office:value-type="float" office:value="-9.9951171875">
            <text:p>-9.9951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15">
            <text:p>-15.0</text:p>
          </table:table-cell>
          <table:table-cell table:style-name="ce3" table:formula="of:=([.B15]*[.$B$1]+[.A15]*(100-[.$B$1]))/100" office:value-type="float" office:value="-7.5">
            <text:p>-7.5000</text:p>
          </table:table-cell>
          <table:table-cell table:style-name="ce4" office:value-type="float" office:value="-15">
            <text:p>-15.0</text:p>
          </table:table-cell>
          <table:table-cell table:style-name="ce3" table:formula="of:=([.D15]*[.$B$1]+[.C15]*(100-[.$B$1]))/100" office:value-type="float" office:value="-11.25">
            <text:p>-11.2500</text:p>
          </table:table-cell>
          <table:table-cell table:style-name="ce4" office:value-type="float" office:value="-15">
            <text:p>-15.0</text:p>
          </table:table-cell>
          <table:table-cell table:style-name="ce3" table:formula="of:=([.F15]*[.$B$1]+[.E15]*(100-[.$B$1]))/100" office:value-type="float" office:value="-13.125">
            <text:p>-13.1250</text:p>
          </table:table-cell>
          <table:table-cell table:style-name="ce4" office:value-type="float" office:value="-15">
            <text:p>-15.0</text:p>
          </table:table-cell>
          <table:table-cell table:style-name="ce3" table:formula="of:=([.H15]*[.$B$1]+[.G15]*(100-[.$B$1]))/100" office:value-type="float" office:value="-14.0625">
            <text:p>-14.0625</text:p>
          </table:table-cell>
          <table:table-cell table:style-name="ce4" office:value-type="float" office:value="-15">
            <text:p>-15.0</text:p>
          </table:table-cell>
          <table:table-cell table:style-name="ce3" table:formula="of:=([.J15]*[.$B$1]+[.I15]*(100-[.$B$1]))/100" office:value-type="float" office:value="-14.53125">
            <text:p>-14.5313</text:p>
          </table:table-cell>
          <table:table-cell table:style-name="ce4" office:value-type="float" office:value="-15">
            <text:p>-15.0</text:p>
          </table:table-cell>
          <table:table-cell table:style-name="ce3" table:formula="of:=([.L15]*[.$B$1]+[.K15]*(100-[.$B$1]))/100" office:value-type="float" office:value="-14.765625">
            <text:p>-14.7656</text:p>
          </table:table-cell>
          <table:table-cell table:style-name="ce4" office:value-type="float" office:value="-15">
            <text:p>-15.0</text:p>
          </table:table-cell>
          <table:table-cell table:style-name="ce3" table:formula="of:=([.P15]*[.$B$1]+[.M15]*(100-[.$B$1]))/100" office:value-type="float" office:value="-14.8828125">
            <text:p>-14.8828</text:p>
          </table:table-cell>
          <table:table-cell table:style-name="ce4" office:value-type="float" office:value="-15">
            <text:p>-15.0</text:p>
          </table:table-cell>
          <table:table-cell table:style-name="ce3" table:formula="of:=([.P15]*[.$B$1]+[.O15]*(100-[.$B$1]))/100" office:value-type="float" office:value="-14.94140625">
            <text:p>-14.9414</text:p>
          </table:table-cell>
          <table:table-cell table:style-name="ce4" office:value-type="float" office:value="-15">
            <text:p>-15.0</text:p>
          </table:table-cell>
          <table:table-cell table:style-name="ce3" table:formula="of:=([.R15]*[.$B$1]+[.Q15]*(100-[.$B$1]))/100" office:value-type="float" office:value="-14.970703125">
            <text:p>-14.9707</text:p>
          </table:table-cell>
          <table:table-cell table:style-name="ce4" office:value-type="float" office:value="-15">
            <text:p>-15.0</text:p>
          </table:table-cell>
          <table:table-cell table:style-name="ce3" table:formula="of:=([.T15]*[.$B$1]+[.S15]*(100-[.$B$1]))/100" office:value-type="float" office:value="-14.9853515625">
            <text:p>-14.9854</text:p>
          </table:table-cell>
          <table:table-cell table:style-name="ce4" office:value-type="float" office:value="-15">
            <text:p>-15.0</text:p>
          </table:table-cell>
          <table:table-cell table:style-name="ce3" table:formula="of:=([.V15]*[.$B$1]+[.U15]*(100-[.$B$1]))/100" office:value-type="float" office:value="-14.99267578125">
            <text:p>-14.9927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20">
            <text:p>-20.0</text:p>
          </table:table-cell>
          <table:table-cell table:style-name="ce3" table:formula="of:=([.B16]*[.$B$1]+[.A16]*(100-[.$B$1]))/100" office:value-type="float" office:value="-10">
            <text:p>-10.0000</text:p>
          </table:table-cell>
          <table:table-cell table:style-name="ce4" office:value-type="float" office:value="-20">
            <text:p>-20.0</text:p>
          </table:table-cell>
          <table:table-cell table:style-name="ce3" table:formula="of:=([.D16]*[.$B$1]+[.C16]*(100-[.$B$1]))/100" office:value-type="float" office:value="-15">
            <text:p>-15.0000</text:p>
          </table:table-cell>
          <table:table-cell table:style-name="ce4" office:value-type="float" office:value="-20">
            <text:p>-20.0</text:p>
          </table:table-cell>
          <table:table-cell table:style-name="ce3" table:formula="of:=([.F16]*[.$B$1]+[.E16]*(100-[.$B$1]))/100" office:value-type="float" office:value="-17.5">
            <text:p>-17.5000</text:p>
          </table:table-cell>
          <table:table-cell table:style-name="ce4" office:value-type="float" office:value="-20">
            <text:p>-20.0</text:p>
          </table:table-cell>
          <table:table-cell table:style-name="ce3" table:formula="of:=([.H16]*[.$B$1]+[.G16]*(100-[.$B$1]))/100" office:value-type="float" office:value="-18.75">
            <text:p>-18.7500</text:p>
          </table:table-cell>
          <table:table-cell table:style-name="ce4" office:value-type="float" office:value="-20">
            <text:p>-20.0</text:p>
          </table:table-cell>
          <table:table-cell table:style-name="ce3" table:formula="of:=([.J16]*[.$B$1]+[.I16]*(100-[.$B$1]))/100" office:value-type="float" office:value="-19.375">
            <text:p>-19.3750</text:p>
          </table:table-cell>
          <table:table-cell table:style-name="ce4" office:value-type="float" office:value="-20">
            <text:p>-20.0</text:p>
          </table:table-cell>
          <table:table-cell table:style-name="ce3" table:formula="of:=([.L16]*[.$B$1]+[.K16]*(100-[.$B$1]))/100" office:value-type="float" office:value="-19.6875">
            <text:p>-19.6875</text:p>
          </table:table-cell>
          <table:table-cell table:style-name="ce4" office:value-type="float" office:value="-20">
            <text:p>-20.0</text:p>
          </table:table-cell>
          <table:table-cell table:style-name="ce3" table:formula="of:=([.P16]*[.$B$1]+[.M16]*(100-[.$B$1]))/100" office:value-type="float" office:value="-19.84375">
            <text:p>-19.8438</text:p>
          </table:table-cell>
          <table:table-cell table:style-name="ce4" office:value-type="float" office:value="-20">
            <text:p>-20.0</text:p>
          </table:table-cell>
          <table:table-cell table:style-name="ce3" table:formula="of:=([.P16]*[.$B$1]+[.O16]*(100-[.$B$1]))/100" office:value-type="float" office:value="-19.921875">
            <text:p>-19.9219</text:p>
          </table:table-cell>
          <table:table-cell table:style-name="ce4" office:value-type="float" office:value="-20">
            <text:p>-20.0</text:p>
          </table:table-cell>
          <table:table-cell table:style-name="ce3" table:formula="of:=([.R16]*[.$B$1]+[.Q16]*(100-[.$B$1]))/100" office:value-type="float" office:value="-19.9609375">
            <text:p>-19.9609</text:p>
          </table:table-cell>
          <table:table-cell table:style-name="ce4" office:value-type="float" office:value="-20">
            <text:p>-20.0</text:p>
          </table:table-cell>
          <table:table-cell table:style-name="ce3" table:formula="of:=([.T16]*[.$B$1]+[.S16]*(100-[.$B$1]))/100" office:value-type="float" office:value="-19.98046875">
            <text:p>-19.9805</text:p>
          </table:table-cell>
          <table:table-cell table:style-name="ce4" office:value-type="float" office:value="-20">
            <text:p>-20.0</text:p>
          </table:table-cell>
          <table:table-cell table:style-name="ce3" table:formula="of:=([.V16]*[.$B$1]+[.U16]*(100-[.$B$1]))/100" office:value-type="float" office:value="-19.990234375">
            <text:p>-19.9902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25">
            <text:p>-25.0</text:p>
          </table:table-cell>
          <table:table-cell table:style-name="ce3" table:formula="of:=([.B17]*[.$B$1]+[.A17]*(100-[.$B$1]))/100" office:value-type="float" office:value="-12.5">
            <text:p>-12.5000</text:p>
          </table:table-cell>
          <table:table-cell table:style-name="ce4" office:value-type="float" office:value="-25">
            <text:p>-25.0</text:p>
          </table:table-cell>
          <table:table-cell table:style-name="ce3" table:formula="of:=([.D17]*[.$B$1]+[.C17]*(100-[.$B$1]))/100" office:value-type="float" office:value="-18.75">
            <text:p>-18.7500</text:p>
          </table:table-cell>
          <table:table-cell table:style-name="ce4" office:value-type="float" office:value="-25">
            <text:p>-25.0</text:p>
          </table:table-cell>
          <table:table-cell table:style-name="ce3" table:formula="of:=([.F17]*[.$B$1]+[.E17]*(100-[.$B$1]))/100" office:value-type="float" office:value="-21.875">
            <text:p>-21.8750</text:p>
          </table:table-cell>
          <table:table-cell table:style-name="ce4" office:value-type="float" office:value="-25">
            <text:p>-25.0</text:p>
          </table:table-cell>
          <table:table-cell table:style-name="ce3" table:formula="of:=([.H17]*[.$B$1]+[.G17]*(100-[.$B$1]))/100" office:value-type="float" office:value="-23.4375">
            <text:p>-23.4375</text:p>
          </table:table-cell>
          <table:table-cell table:style-name="ce4" office:value-type="float" office:value="-25">
            <text:p>-25.0</text:p>
          </table:table-cell>
          <table:table-cell table:style-name="ce3" table:formula="of:=([.J17]*[.$B$1]+[.I17]*(100-[.$B$1]))/100" office:value-type="float" office:value="-24.21875">
            <text:p>-24.2188</text:p>
          </table:table-cell>
          <table:table-cell table:style-name="ce4" office:value-type="float" office:value="-25">
            <text:p>-25.0</text:p>
          </table:table-cell>
          <table:table-cell table:style-name="ce3" table:formula="of:=([.L17]*[.$B$1]+[.K17]*(100-[.$B$1]))/100" office:value-type="float" office:value="-24.609375">
            <text:p>-24.6094</text:p>
          </table:table-cell>
          <table:table-cell table:style-name="ce4" office:value-type="float" office:value="-25">
            <text:p>-25.0</text:p>
          </table:table-cell>
          <table:table-cell table:style-name="ce3" table:formula="of:=([.P17]*[.$B$1]+[.M17]*(100-[.$B$1]))/100" office:value-type="float" office:value="-24.8046875">
            <text:p>-24.8047</text:p>
          </table:table-cell>
          <table:table-cell table:style-name="ce4" office:value-type="float" office:value="-25">
            <text:p>-25.0</text:p>
          </table:table-cell>
          <table:table-cell table:style-name="ce3" table:formula="of:=([.P17]*[.$B$1]+[.O17]*(100-[.$B$1]))/100" office:value-type="float" office:value="-24.90234375">
            <text:p>-24.9023</text:p>
          </table:table-cell>
          <table:table-cell table:style-name="ce4" office:value-type="float" office:value="-25">
            <text:p>-25.0</text:p>
          </table:table-cell>
          <table:table-cell table:style-name="ce3" table:formula="of:=([.R17]*[.$B$1]+[.Q17]*(100-[.$B$1]))/100" office:value-type="float" office:value="-24.951171875">
            <text:p>-24.9512</text:p>
          </table:table-cell>
          <table:table-cell table:style-name="ce4" office:value-type="float" office:value="-25">
            <text:p>-25.0</text:p>
          </table:table-cell>
          <table:table-cell table:style-name="ce3" table:formula="of:=([.T17]*[.$B$1]+[.S17]*(100-[.$B$1]))/100" office:value-type="float" office:value="-24.9755859375">
            <text:p>-24.9756</text:p>
          </table:table-cell>
          <table:table-cell table:style-name="ce4" office:value-type="float" office:value="-25">
            <text:p>-25.0</text:p>
          </table:table-cell>
          <table:table-cell table:style-name="ce3" table:formula="of:=([.V17]*[.$B$1]+[.U17]*(100-[.$B$1]))/100" office:value-type="float" office:value="-24.98779296875">
            <text:p>-24.9878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30">
            <text:p>-30.0</text:p>
          </table:table-cell>
          <table:table-cell table:style-name="ce3" table:formula="of:=([.B18]*[.$B$1]+[.A18]*(100-[.$B$1]))/100" office:value-type="float" office:value="-15">
            <text:p>-15.0000</text:p>
          </table:table-cell>
          <table:table-cell table:style-name="ce4" office:value-type="float" office:value="-30">
            <text:p>-30.0</text:p>
          </table:table-cell>
          <table:table-cell table:style-name="ce3" table:formula="of:=([.D18]*[.$B$1]+[.C18]*(100-[.$B$1]))/100" office:value-type="float" office:value="-22.5">
            <text:p>-22.5000</text:p>
          </table:table-cell>
          <table:table-cell table:style-name="ce4" office:value-type="float" office:value="-30">
            <text:p>-30.0</text:p>
          </table:table-cell>
          <table:table-cell table:style-name="ce3" table:formula="of:=([.F18]*[.$B$1]+[.E18]*(100-[.$B$1]))/100" office:value-type="float" office:value="-26.25">
            <text:p>-26.2500</text:p>
          </table:table-cell>
          <table:table-cell table:style-name="ce4" office:value-type="float" office:value="-30">
            <text:p>-30.0</text:p>
          </table:table-cell>
          <table:table-cell table:style-name="ce3" table:formula="of:=([.H18]*[.$B$1]+[.G18]*(100-[.$B$1]))/100" office:value-type="float" office:value="-28.125">
            <text:p>-28.1250</text:p>
          </table:table-cell>
          <table:table-cell table:style-name="ce4" office:value-type="float" office:value="-30">
            <text:p>-30.0</text:p>
          </table:table-cell>
          <table:table-cell table:style-name="ce3" table:formula="of:=([.J18]*[.$B$1]+[.I18]*(100-[.$B$1]))/100" office:value-type="float" office:value="-29.0625">
            <text:p>-29.0625</text:p>
          </table:table-cell>
          <table:table-cell table:style-name="ce4" office:value-type="float" office:value="-30">
            <text:p>-30.0</text:p>
          </table:table-cell>
          <table:table-cell table:style-name="ce3" table:formula="of:=([.L18]*[.$B$1]+[.K18]*(100-[.$B$1]))/100" office:value-type="float" office:value="-29.53125">
            <text:p>-29.5313</text:p>
          </table:table-cell>
          <table:table-cell table:style-name="ce4" office:value-type="float" office:value="-30">
            <text:p>-30.0</text:p>
          </table:table-cell>
          <table:table-cell table:style-name="ce3" table:formula="of:=([.P18]*[.$B$1]+[.M18]*(100-[.$B$1]))/100" office:value-type="float" office:value="-29.765625">
            <text:p>-29.7656</text:p>
          </table:table-cell>
          <table:table-cell table:style-name="ce4" office:value-type="float" office:value="-30">
            <text:p>-30.0</text:p>
          </table:table-cell>
          <table:table-cell table:style-name="ce3" table:formula="of:=([.P18]*[.$B$1]+[.O18]*(100-[.$B$1]))/100" office:value-type="float" office:value="-29.8828125">
            <text:p>-29.8828</text:p>
          </table:table-cell>
          <table:table-cell table:style-name="ce4" office:value-type="float" office:value="-30">
            <text:p>-30.0</text:p>
          </table:table-cell>
          <table:table-cell table:style-name="ce3" table:formula="of:=([.R18]*[.$B$1]+[.Q18]*(100-[.$B$1]))/100" office:value-type="float" office:value="-29.94140625">
            <text:p>-29.9414</text:p>
          </table:table-cell>
          <table:table-cell table:style-name="ce4" office:value-type="float" office:value="-30">
            <text:p>-30.0</text:p>
          </table:table-cell>
          <table:table-cell table:style-name="ce3" table:formula="of:=([.T18]*[.$B$1]+[.S18]*(100-[.$B$1]))/100" office:value-type="float" office:value="-29.970703125">
            <text:p>-29.9707</text:p>
          </table:table-cell>
          <table:table-cell table:style-name="ce4" office:value-type="float" office:value="-30">
            <text:p>-30.0</text:p>
          </table:table-cell>
          <table:table-cell table:style-name="ce3" table:formula="of:=([.V18]*[.$B$1]+[.U18]*(100-[.$B$1]))/100" office:value-type="float" office:value="-29.9853515625">
            <text:p>-29.9854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35">
            <text:p>-35.0</text:p>
          </table:table-cell>
          <table:table-cell table:style-name="ce3" table:formula="of:=([.B19]*[.$B$1]+[.A19]*(100-[.$B$1]))/100" office:value-type="float" office:value="-17.5">
            <text:p>-17.5000</text:p>
          </table:table-cell>
          <table:table-cell table:style-name="ce4" office:value-type="float" office:value="-35">
            <text:p>-35.0</text:p>
          </table:table-cell>
          <table:table-cell table:style-name="ce3" table:formula="of:=([.D19]*[.$B$1]+[.C19]*(100-[.$B$1]))/100" office:value-type="float" office:value="-26.25">
            <text:p>-26.2500</text:p>
          </table:table-cell>
          <table:table-cell table:style-name="ce4" office:value-type="float" office:value="-35">
            <text:p>-35.0</text:p>
          </table:table-cell>
          <table:table-cell table:style-name="ce3" table:formula="of:=([.F19]*[.$B$1]+[.E19]*(100-[.$B$1]))/100" office:value-type="float" office:value="-30.625">
            <text:p>-30.6250</text:p>
          </table:table-cell>
          <table:table-cell table:style-name="ce4" office:value-type="float" office:value="-35">
            <text:p>-35.0</text:p>
          </table:table-cell>
          <table:table-cell table:style-name="ce3" table:formula="of:=([.H19]*[.$B$1]+[.G19]*(100-[.$B$1]))/100" office:value-type="float" office:value="-32.8125">
            <text:p>-32.8125</text:p>
          </table:table-cell>
          <table:table-cell table:style-name="ce4" office:value-type="float" office:value="-35">
            <text:p>-35.0</text:p>
          </table:table-cell>
          <table:table-cell table:style-name="ce3" table:formula="of:=([.J19]*[.$B$1]+[.I19]*(100-[.$B$1]))/100" office:value-type="float" office:value="-33.90625">
            <text:p>-33.9063</text:p>
          </table:table-cell>
          <table:table-cell table:style-name="ce4" office:value-type="float" office:value="-35">
            <text:p>-35.0</text:p>
          </table:table-cell>
          <table:table-cell table:style-name="ce3" table:formula="of:=([.L19]*[.$B$1]+[.K19]*(100-[.$B$1]))/100" office:value-type="float" office:value="-34.453125">
            <text:p>-34.4531</text:p>
          </table:table-cell>
          <table:table-cell table:style-name="ce4" office:value-type="float" office:value="-35">
            <text:p>-35.0</text:p>
          </table:table-cell>
          <table:table-cell table:style-name="ce3" table:formula="of:=([.P19]*[.$B$1]+[.M19]*(100-[.$B$1]))/100" office:value-type="float" office:value="-34.7265625">
            <text:p>-34.7266</text:p>
          </table:table-cell>
          <table:table-cell table:style-name="ce4" office:value-type="float" office:value="-35">
            <text:p>-35.0</text:p>
          </table:table-cell>
          <table:table-cell table:style-name="ce3" table:formula="of:=([.P19]*[.$B$1]+[.O19]*(100-[.$B$1]))/100" office:value-type="float" office:value="-34.86328125">
            <text:p>-34.8633</text:p>
          </table:table-cell>
          <table:table-cell table:style-name="ce4" office:value-type="float" office:value="-35">
            <text:p>-35.0</text:p>
          </table:table-cell>
          <table:table-cell table:style-name="ce3" table:formula="of:=([.R19]*[.$B$1]+[.Q19]*(100-[.$B$1]))/100" office:value-type="float" office:value="-34.931640625">
            <text:p>-34.9316</text:p>
          </table:table-cell>
          <table:table-cell table:style-name="ce4" office:value-type="float" office:value="-35">
            <text:p>-35.0</text:p>
          </table:table-cell>
          <table:table-cell table:style-name="ce3" table:formula="of:=([.T19]*[.$B$1]+[.S19]*(100-[.$B$1]))/100" office:value-type="float" office:value="-34.9658203125">
            <text:p>-34.9658</text:p>
          </table:table-cell>
          <table:table-cell table:style-name="ce4" office:value-type="float" office:value="-35">
            <text:p>-35.0</text:p>
          </table:table-cell>
          <table:table-cell table:style-name="ce3" table:formula="of:=([.V19]*[.$B$1]+[.U19]*(100-[.$B$1]))/100" office:value-type="float" office:value="-34.98291015625">
            <text:p>-34.9829</text:p>
          </table:table-cell>
        </table:table-row>
        <table:table-row table:style-name="ro2">
          <table:table-cell office:value-type="float" office:value="0">
            <text:p>0.0</text:p>
          </table:table-cell>
          <table:table-cell table:style-name="ce4" office:value-type="float" office:value="-40">
            <text:p>-40.0</text:p>
          </table:table-cell>
          <table:table-cell table:style-name="ce3" table:formula="of:=([.B20]*[.$B$1]+[.A20]*(100-[.$B$1]))/100" office:value-type="float" office:value="-20">
            <text:p>-20.0000</text:p>
          </table:table-cell>
          <table:table-cell table:style-name="ce4" office:value-type="float" office:value="-40">
            <text:p>-40.0</text:p>
          </table:table-cell>
          <table:table-cell table:style-name="ce3" table:formula="of:=([.D20]*[.$B$1]+[.C20]*(100-[.$B$1]))/100" office:value-type="float" office:value="-30">
            <text:p>-30.0000</text:p>
          </table:table-cell>
          <table:table-cell table:style-name="ce4" office:value-type="float" office:value="-40">
            <text:p>-40.0</text:p>
          </table:table-cell>
          <table:table-cell table:style-name="ce3" table:formula="of:=([.F20]*[.$B$1]+[.E20]*(100-[.$B$1]))/100" office:value-type="float" office:value="-35">
            <text:p>-35.0000</text:p>
          </table:table-cell>
          <table:table-cell table:style-name="ce4" office:value-type="float" office:value="-40">
            <text:p>-40.0</text:p>
          </table:table-cell>
          <table:table-cell table:style-name="ce3" table:formula="of:=([.H20]*[.$B$1]+[.G20]*(100-[.$B$1]))/100" office:value-type="float" office:value="-37.5">
            <text:p>-37.5000</text:p>
          </table:table-cell>
          <table:table-cell table:style-name="ce4" office:value-type="float" office:value="-40">
            <text:p>-40.0</text:p>
          </table:table-cell>
          <table:table-cell table:style-name="ce3" table:formula="of:=([.J20]*[.$B$1]+[.I20]*(100-[.$B$1]))/100" office:value-type="float" office:value="-38.75">
            <text:p>-38.7500</text:p>
          </table:table-cell>
          <table:table-cell table:style-name="ce4" office:value-type="float" office:value="-40">
            <text:p>-40.0</text:p>
          </table:table-cell>
          <table:table-cell table:style-name="ce3" table:formula="of:=([.L20]*[.$B$1]+[.K20]*(100-[.$B$1]))/100" office:value-type="float" office:value="-39.375">
            <text:p>-39.3750</text:p>
          </table:table-cell>
          <table:table-cell table:style-name="ce4" office:value-type="float" office:value="-40">
            <text:p>-40.0</text:p>
          </table:table-cell>
          <table:table-cell table:style-name="ce3" table:formula="of:=([.P20]*[.$B$1]+[.M20]*(100-[.$B$1]))/100" office:value-type="float" office:value="-39.6875">
            <text:p>-39.6875</text:p>
          </table:table-cell>
          <table:table-cell table:style-name="ce4" office:value-type="float" office:value="-40">
            <text:p>-40.0</text:p>
          </table:table-cell>
          <table:table-cell table:style-name="ce3" table:formula="of:=([.P20]*[.$B$1]+[.O20]*(100-[.$B$1]))/100" office:value-type="float" office:value="-39.84375">
            <text:p>-39.8438</text:p>
          </table:table-cell>
          <table:table-cell table:style-name="ce4" office:value-type="float" office:value="-40">
            <text:p>-40.0</text:p>
          </table:table-cell>
          <table:table-cell table:style-name="ce3" table:formula="of:=([.R20]*[.$B$1]+[.Q20]*(100-[.$B$1]))/100" office:value-type="float" office:value="-39.921875">
            <text:p>-39.9219</text:p>
          </table:table-cell>
          <table:table-cell table:style-name="ce4" office:value-type="float" office:value="-40">
            <text:p>-40.0</text:p>
          </table:table-cell>
          <table:table-cell table:style-name="ce3" table:formula="of:=([.T20]*[.$B$1]+[.S20]*(100-[.$B$1]))/100" office:value-type="float" office:value="-39.9609375">
            <text:p>-39.9609</text:p>
          </table:table-cell>
          <table:table-cell table:style-name="ce4" office:value-type="float" office:value="-40">
            <text:p>-40.0</text:p>
          </table:table-cell>
          <table:table-cell table:style-name="ce3" table:formula="of:=([.V20]*[.$B$1]+[.U20]*(100-[.$B$1]))/100" office:value-type="float" office:value="-39.98046875">
            <text:p>-39.9805</text:p>
          </table:table-cell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5-03-03T15:44:22</meta:creation-date>
    <dc:date>2016-01-26T16:44:03</dc:date>
    <dc:creator>Michael Shimniok</dc:creator>
    <meta:editing-duration>PT1H56M56S</meta:editing-duration>
    <meta:editing-cycles>9</meta:editing-cycles>
    <meta:generator>LibreOffice/3.5$Linux_X86_64 LibreOffice_project/350m1$Build-2</meta:generator>
    <meta:document-statistic meta:table-count="3" meta:cell-count="5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2.643cm" svg:y="3.947cm" style:legend-expansion="high" chart:style-name="ch2"/>
        <chart:plot-area chart:style-name="ch3" table:cell-range-address="Sheet1.A7:Sheet1.B48" chart:data-source-has-labels="row" svg:x="0.769cm" svg:y="0.851cm" svg:width="11.236cm" svg:height="7.541cm">
          <chartooo:coordinate-region svg:x="1.681cm" svg:y="1.05cm" svg:width="9.952cm" svg:height="7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48" chart:label-cell-address="Sheet1.B7:Sheet1.B7" chart:class="chart:scatter">
            <chart:domain table:cell-range-address="Sheet1.A8:Sheet1.A48"/>
            <chart:regression-curve chart:style-name="ch7">
              <chart:equation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er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48</svg:desc>
                </draw:g>
              </table:table-cell>
              <table:table-cell office:value-type="float" office:value="-120">
                <text:p>-120</text:p>
                <draw:g>
                  <svg:desc>Sheet1.B8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